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1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3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3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3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3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3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3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3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3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3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3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3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3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3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3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3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3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26"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26"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6"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SUM([.B2:.F2])" office:value-type="float" office:value="13700">
            <text:p>13700</text:p>
          </table:table-cell>
          <table:table-cell table:style-name="ce8" table:formula="of:=SUM([.B16:.F16])" office:value-type="float" office:value="1178.0303030303">
            <text:p>1178.0303030303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1178.0303030303">
            <text:p>1178.0303030303</text:p>
          </table:table-cell>
          <table:table-cell office:value-type="string">
            <text:p>Անժելա</text:p>
          </table:table-cell>
          <table:table-cell office:value-type="float" office:value="5400">
            <text:p>5400</text:p>
          </table:table-cell>
          <table:table-cell office:value-type="string">
            <text:p>50000(salary)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1178.0303030303">
            <text:p>1178.030303030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1178.0303030303">
            <text:p>1178.0303030303</text:p>
          </table:table-cell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Հասմիկ Դ․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1178.0303030303">
            <text:p>1178.0303030303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178.0303030303">
            <text:p>1178.0303030303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178.0303030303">
            <text:p>1178.0303030303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1178.0303030303">
            <text:p>1178.030303030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4136.3636363636">
            <text:p>14136.3636363636</text:p>
          </table:table-cell>
          <table:table-cell table:style-name="Default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9/09/2015</text:date>, <text:time>20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9T20:18:14</dc:date>
    <meta:editing-duration>P1DT9H51M34S</meta:editing-duration>
    <meta:editing-cycles>804</meta:editing-cycles>
    <meta:generator>OpenOffice/4.1.1$Unix OpenOffice.org_project/411m6$Build-9775</meta:generator>
    <dc:creator>employee employee</dc:creator>
    <meta:document-statistic meta:table-count="7" meta:cell-count="1935" meta:object-count="0"/>
  </office:meta>
</office:document-meta>
</file>